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ystem" style:font-pitch="variable" style:name="DejaVu Sans Condensed" svg:font-family="'DejaVu Sans Condensed'"/>
  </office:font-face-decls>
  <office:automatic-styles>
    <style:style style:family="table-column" style:name="co1">
      <style:table-column-properties fo:break-before="auto" style:column-width="3.191cm"/>
    </style:style>
    <style:style style:family="table-column" style:name="co2">
      <style:table-column-properties fo:break-before="auto" style:column-width="6.611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1.669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2.738cm"/>
    </style:style>
    <style:style style:family="table-column" style:name="co8">
      <style:table-column-properties fo:break-before="auto" style:column-width="3.041cm"/>
    </style:style>
    <style:style style:family="table-column" style:name="co9">
      <style:table-column-properties fo:break-before="auto" style:column-width="4.009cm"/>
    </style:style>
    <style:style style:family="table-column" style:name="co10">
      <style:table-column-properties fo:break-before="auto" style:column-width="1.767cm"/>
    </style:style>
    <style:style style:family="table-column" style:name="co11">
      <style:table-column-properties fo:break-before="auto" style:column-width="2.267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801cm" style:use-optimal-row-height="false"/>
    </style:style>
    <style:style style:family="table-row" style:name="ro3">
      <style:table-row-properties fo:break-before="auto" style:row-height="0.51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Heading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center"/>
      <style:text-properties fo:color="#000000" fo:font-size="12pt" style:font-name="Arial" style:text-underline-style="none"/>
    </style:style>
    <style:style style:data-style-name="N36" style:family="table-cell" style:name="ce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2pt" fo:font-weight="normal" style:font-name="Arial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6" style:parent-style-name="Heading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center"/>
      <style:text-properties fo:color="#000000" fo:font-size="12pt" style:font-name="Arial" style:text-underline-style="none"/>
    </style:style>
    <style:style style:data-style-name="N0" style:family="table-cell" style:name="ce7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3" style:family="table-cell" style:name="ce10" style:parent-style-name="Heading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end"/>
      <style:text-properties fo:color="#000000" fo:font-size="12pt" style:font-name="Arial" style:text-underline-style="none"/>
    </style:style>
    <style:style style:data-style-name="N133" style:family="table-cell" style:name="ce11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3" style:family="table-cell" style:name="ce1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14" style:parent-style-name="Separador">
      <style:table-cell-properties fo:wrap-option="no-wrap" style:cell-protect="protected" style:direction="ltr" style:print-content="true" style:rotation-align="bottom" style:rotation-angle="0" style:vertical-align="middle"/>
      <style:text-properties fo:color="#000000" fo:font-size="12pt" style:font-name="Arial" style:text-underline-style="none"/>
    </style:style>
    <style:style style:data-style-name="N133" style:family="table-cell" style:name="ce15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6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0" style:family="table-cell" style:name="ce1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9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36" style:family="table-cell" style:name="ce2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133" style:family="table-cell" style:name="ce21" style:parent-style-name="Heading">
      <style:table-cell-properties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end"/>
      <style:text-properties fo:color="#000000" fo:font-size="12pt" style:font-name="Arial" style:text-underline-style="none"/>
    </style:style>
    <style:style style:data-style-name="N133" style:family="table-cell" style:name="ce2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2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0" style:family="table-cell" style:name="ce24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0pt" fo:font-weight="normal" style:font-name="Arial" style:font-size-asian="10pt" style:font-size-complex="10pt" style:text-underline-style="none"/>
    </style:style>
    <style:style style:data-style-name="N0" style:family="table-cell" style:name="ce2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2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family="table-cell" style:name="ce27" style:parent-style-name="Default">
      <style:text-properties fo:font-size="12pt"/>
    </style:style>
    <style:style style:data-style-name="N0" style:family="table-cell" style:name="ce2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row" style:name="acc4d92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ce5" table:style-name="co1"/>
        <table:table-column table:default-cell-style-name="ce9" table:style-name="co2"/>
        <table:table-column table:default-cell-style-name="ce13" table:style-name="co3"/>
        <table:table-column table:default-cell-style-name="ce13" table:style-name="co4"/>
        <table:table-column table:default-cell-style-name="ce18" table:style-name="co5"/>
        <table:table-column table:default-cell-style-name="ce13" table:style-name="co6"/>
        <table:table-column table:default-cell-style-name="ce5" table:style-name="co7"/>
        <table:table-column table:default-cell-style-name="ce13" table:style-name="co8"/>
        <table:table-column table:default-cell-style-name="ce18" table:style-name="co9"/>
        <table:table-column table:default-cell-style-name="ce27" table:number-columns-repeated="247" table:style-name="co10"/>
        <table:table-row table:style-name="ro1">
          <table:table-cell office:value-type="string" table:style-name="ce1">
            <text:p>DATA</text:p>
          </table:table-cell>
          <table:table-cell office:value-type="string" table:style-name="ce6">
            <text:p>NF - SERV. PROD. </text:p>
          </table:table-cell>
          <table:table-cell office:value-type="string" table:style-name="ce10">
            <text:p>R$</text:p>
          </table:table-cell>
          <table:table-cell table:style-name="ce14"/>
          <table:table-cell office:value-type="string" table:style-name="ce6">
            <text:p>PAGO</text:p>
          </table:table-cell>
          <table:table-cell office:value-type="string" table:style-name="ce10">
            <text:p>VALOR</text:p>
          </table:table-cell>
          <table:table-cell office:value-type="string" table:style-name="ce1">
            <text:p>DATA</text:p>
          </table:table-cell>
          <table:table-cell office:value-type="string" table:style-name="ce21">
            <text:p>SALDO DEVEDOR</text:p>
          </table:table-cell>
          <table:table-cell office:value-type="string" table:style-name="ce6">
            <text:p>OBS.:</text:p>
          </table:table-cell>
          <table:table-cell table:number-columns-repeated="247"/>
        </table:table-row>
        <table:table-row table:style-name="ro2">
          <table:table-cell office:date-value="2014-07-23" office:value-type="date" table:style-name="ce2">
            <text:p>23/07/2014</text:p>
          </table:table-cell>
          <table:table-cell office:value-type="string" table:style-name="ce7">
            <text:p>Mens. 07/2014 (A.C.)</text:p>
          </table:table-cell>
          <table:table-cell office:value="17.1" office:value-type="float" table:style-name="ce11">
            <text:p>17,1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7.1" office:value-type="float" table:style-name="ce11">
            <text:p>17,10</text:p>
          </table:table-cell>
          <table:table-cell office:date-value="2014-07-28" office:value-type="date" table:style-name="ce2">
            <text:p>28/07/2014</text:p>
          </table:table-cell>
          <table:table-cell office:value="0" office:value-type="float" table:formula="of:=[.C2]-[.F2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4-08-26" office:value-type="date" table:style-name="ce2">
            <text:p>26/08/2014</text:p>
          </table:table-cell>
          <table:table-cell office:value-type="string" table:style-name="ce7">
            <text:p>Mens. 08/2014 (A.C.)</text:p>
          </table:table-cell>
          <table:table-cell office:value="12.3" office:value-type="float" table:style-name="ce11">
            <text:p>12,3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2.3" office:value-type="float" table:style-name="ce11">
            <text:p>12,30</text:p>
          </table:table-cell>
          <table:table-cell office:date-value="2014-09-03" office:value-type="date" table:style-name="ce2">
            <text:p>03/09/2014</text:p>
          </table:table-cell>
          <table:table-cell office:value="0" office:value-type="float" table:formula="of:=[.C3]-[.F3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4-09-25" office:value-type="date" table:style-name="ce2">
            <text:p>25/09/2014</text:p>
          </table:table-cell>
          <table:table-cell office:value-type="string" table:style-name="ce7">
            <text:p>Mens. 09/2014 (A.C.)</text:p>
          </table:table-cell>
          <table:table-cell office:value="11.4" office:value-type="float" table:style-name="ce11">
            <text:p>11,4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1.4" office:value-type="float" table:style-name="ce11">
            <text:p>11,40</text:p>
          </table:table-cell>
          <table:table-cell office:date-value="2014-10-01" office:value-type="date" table:style-name="ce2">
            <text:p>01/10/2014</text:p>
          </table:table-cell>
          <table:table-cell office:value="0" office:value-type="float" table:formula="of:=[.C4]-[.F4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4-10-28" office:value-type="date" table:style-name="ce2">
            <text:p>28/10/2014</text:p>
          </table:table-cell>
          <table:table-cell office:value-type="string" table:style-name="ce7">
            <text:p>Mens. 10/2014 (A.C.)</text:p>
          </table:table-cell>
          <table:table-cell office:value="12.6" office:value-type="float" table:style-name="ce11">
            <text:p>12,6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2.6" office:value-type="float" table:style-name="ce11">
            <text:p>12,60</text:p>
          </table:table-cell>
          <table:table-cell office:date-value="2014-11-11" office:value-type="date" table:style-name="ce2">
            <text:p>11/11/2014</text:p>
          </table:table-cell>
          <table:table-cell office:value="0" office:value-type="float" table:formula="of:=[.C5]-[.F5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4-11-24" office:value-type="date" table:style-name="ce2">
            <text:p>24/11/2014</text:p>
          </table:table-cell>
          <table:table-cell office:value-type="string" table:style-name="ce7">
            <text:p>Mens. 11/2014 (A.C.)</text:p>
          </table:table-cell>
          <table:table-cell office:value="23.1" office:value-type="float" table:style-name="ce11">
            <text:p>23,10</text:p>
          </table:table-cell>
          <table:table-cell table:style-name="ce15"/>
          <table:table-cell office:value-type="string" table:style-name="ce16">
            <text:p>pg</text:p>
          </table:table-cell>
          <table:table-cell office:value="23.1" office:value-type="float" table:style-name="ce11">
            <text:p>23,10</text:p>
          </table:table-cell>
          <table:table-cell office:date-value="2014-12-05" office:value-type="date" table:style-name="ce2">
            <text:p>05/12/2014</text:p>
          </table:table-cell>
          <table:table-cell office:value="0" office:value-type="float" table:formula="of:=[.C6]-[.F6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4-12-23" office:value-type="date" table:style-name="ce2">
            <text:p>23/12/2014</text:p>
          </table:table-cell>
          <table:table-cell office:value-type="string" table:style-name="ce7">
            <text:p>Mens. 12/2014 (A.C.)</text:p>
          </table:table-cell>
          <table:table-cell office:value="1.5" office:value-type="float" table:style-name="ce11">
            <text:p>1,5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.5" office:value-type="float" table:style-name="ce11">
            <text:p>1,50</text:p>
          </table:table-cell>
          <table:table-cell office:date-value="2015-01-12" office:value-type="date" table:style-name="ce2">
            <text:p>12/01/2015</text:p>
          </table:table-cell>
          <table:table-cell office:value="0" office:value-type="float" table:formula="of:=[.C7]-[.F7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ro2">
          <table:table-cell office:date-value="2015-01-22" office:value-type="date" table:style-name="ce2">
            <text:p>22/01/2015</text:p>
          </table:table-cell>
          <table:table-cell office:value-type="string" table:style-name="ce7">
            <text:p>Mens. 01/2015 (A.C.)</text:p>
          </table:table-cell>
          <table:table-cell office:value="12.3" office:value-type="float" table:style-name="ce11">
            <text:p>12,30</text:p>
          </table:table-cell>
          <table:table-cell table:style-name="ce15"/>
          <table:table-cell office:value-type="string" table:style-name="ce16">
            <text:p>pg</text:p>
          </table:table-cell>
          <table:table-cell office:value="12.3" office:value-type="float" table:style-name="ce11">
            <text:p>12,30</text:p>
          </table:table-cell>
          <table:table-cell office:date-value="2015-01-30" office:value-type="date" table:style-name="ce2">
            <text:p>30/01/2015</text:p>
          </table:table-cell>
          <table:table-cell office:value="0" office:value-type="float" table:formula="of:=[.C8]-[.F8]" table:style-name="ce22">
            <text:p>-</text:p>
          </table:table-cell>
          <table:table-cell table:style-name="ce24"/>
          <table:table-cell table:number-columns-repeated="247" table:style-name="ce28"/>
        </table:table-row>
        <table:table-row table:style-name="acc4d92">
          <table:table-cell office:date-value="2015-03-27" office:value-type="date" table:style-name="ce2">
            <text:p>2015-03-27</text:p>
          </table:table-cell>
          <table:table-cell office:string-value="Mens. 03/2015 (A.C.)" office:value-type="string" table:style-name="ce7">
            <text:p>Mens. 03/2015 (A.C.)</text:p>
          </table:table-cell>
          <table:table-cell office:value="7.8" office:value-type="float" table:style-name="ce11">
            <text:p>7.8</text:p>
          </table:table-cell>
          <table:table-cell table:style-name="ce15"/>
          <table:table-cell office:string-value="não" office:value-type="string" table:style-name="ce16">
            <text:p>não</text:p>
          </table:table-cell>
          <table:table-cell office:value="0.0" office:value-type="float" table:style-name="ce11">
            <text:p>0.0</text:p>
          </table:table-cell>
          <table:table-cell office:string-value="" office:value-type="string" table:style-name="ce2">
            <text:p/>
          </table:table-cell>
          <table:table-cell table:formula="=C9-F9" table:style-name="ce22"/>
          <table:table-cell table:style-name="ce24"/>
          <table:table-cell table:number-columns-repeated="247" table:style-name="ce28"/>
        </table:table-row>
        <table:table-row table:style-name="ro2">
          <table:table-cell table:number-columns-repeated="6" table:style-name="ce3"/>
          <table:table-cell office:value-type="string" table:style-name="ce19">
            <text:p>TOTAL</text:p>
          </table:table-cell>
          <table:table-cell office:value="0" office:value-type="float" table:formula="=SUM(H2:H9)" table:style-name="ce23">
            <text:p>-</text:p>
          </table:table-cell>
          <table:table-cell table:style-name="ce25"/>
          <table:table-cell table:number-columns-repeated="247"/>
        </table:table-row>
        <table:table-row table:style-name="ro2">
          <table:table-cell table:style-name="Default"/>
          <table:table-cell table:style-name="ce8"/>
          <table:table-cell table:number-columns-repeated="2" table:style-name="ce12"/>
          <table:table-cell table:style-name="ce17"/>
          <table:table-cell table:style-name="ce12"/>
          <table:table-cell table:style-name="ce20"/>
          <table:table-cell table:style-name="ce12"/>
          <table:table-cell table:style-name="ce26"/>
          <table:table-cell table:number-columns-repeated="247"/>
        </table:table-row>
        <table:table-row table:style-name="ro2">
          <table:table-cell table:style-name="ce4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"/>
          <table:table-cell table:number-columns-repeated="255"/>
        </table:table-row>
        <table:table-row table:number-rows-repeated="31977" table:style-name="ro3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ystem" style:font-pitch="variable" style:name="DejaVu Sans Condensed" svg:font-family="'DejaVu Sans Condensed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7P0" style:volatile="true">
      <number:currency-symbol number:country="BR" number:language="pt">R$</number:currency-symbol>
      <number:number number:decimal-places="2" number:grouping="true" number:min-integer-digits="1"/>
    </number:currency-style>
    <number:currency-style style:name="N107">
      <style:text-properties fo:color="#ff0000"/>
      <number:text>(</number:text>
      <number:currency-symbol number:country="BR" number:language="pt">R$</number:currency-symbol>
      <number:number number:decimal-places="2" number:grouping="true" number:min-integer-digits="1"/>
      <number:text>)</number:text>
      <style:map style:apply-style-name="N107P0" style:condition="value()&gt;=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grouping="true" number:min-integer-digits="1"/>
      <number:text> </number:text>
    </number:number-style>
    <number:number-style style:name="N116">
      <number:text>-</number:text>
      <number:number number:decimal-places="0" number:grouping="true" number:min-integer-digits="1"/>
      <number:text> </number:text>
      <style:map style:apply-style-name="N116P0" style:condition="value()&gt;=0"/>
    </number:number-style>
    <number:number-style style:name="N117P0" style:volatile="true">
      <number:number number:decimal-places="0" number:grouping="true" number:min-integer-digits="1"/>
      <number:text> </number:text>
    </number:number-style>
    <number:number-style style:name="N117">
      <style:text-properties fo:color="#ff0000"/>
      <number:text>-</number:text>
      <number:number number:decimal-places="0" number:grouping="true" number:min-integer-digits="1"/>
      <number:text> </number:text>
      <style:map style:apply-style-name="N117P0" style:condition="value()&gt;=0"/>
    </number:number-style>
    <number:number-style style:name="N119P0" style:volatile="true">
      <number:number number:decimal-places="2" number:grouping="true" number:min-integer-digits="1"/>
      <number:text> </number:text>
    </number:number-style>
    <number:number-style style:name="N119">
      <number:text>-</number:text>
      <number:number number:decimal-places="2" number:grouping="true" number:min-integer-digits="1"/>
      <number:text> </number:text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  <number:text> </number:text>
    </number:number-style>
    <number:number-style style:name="N120">
      <style:text-properties fo:color="#ff0000"/>
      <number:text>-</number:text>
      <number:number number:decimal-places="2" number:grouping="true" number:min-integer-digits="1"/>
      <number:text> </number:text>
      <style:map style:apply-style-name="N120P0" style:condition="value()&gt;=0"/>
    </number:number-style>
    <number:time-style style:name="N121">
      <number:minutes number:style="long"/>
      <number:text>:</number:text>
      <number:seconds number:style="long"/>
    </number:time-style>
    <number:time-style number:truncate-on-overflow="false"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decimal-places="1" number:style="long"/>
    </number:time-style>
    <number:number-style style:name="N124">
      <number:scientific-number number:decimal-places="1" number:min-exponent-digits="1" number:min-integer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apply-style-name="N126P0" style:condition="value()&gt;=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apply-style-name="N127P0" style:condition="value()&gt;=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apply-style-name="N129P0" style:condition="value()&gt;0"/>
      <style:map style:apply-style-name="N129P1" style:condition="value()&lt;0"/>
    </number:number-style>
    <number:number-style style:name="N131P0" style:volatile="true">
      <number:number number:decimal-places="0" number:grouping="true" number:min-integer-digits="1"/>
    </number:number-style>
    <number:number-style style:name="N131P1" style:volatile="true">
      <number:text>(</number:text>
      <number:number number:decimal-places="0" number:grouping="true" number:min-integer-digits="1"/>
      <number:text>)</number:text>
    </number:number-style>
    <number:number-style style:name="N131">
      <number:text>-</number:text>
      <style:map style:apply-style-name="N131P0" style:condition="value()&gt;0"/>
      <style:map style:apply-style-name="N131P1" style:condition="value()&lt;0"/>
    </number:number-style>
    <number:number-style style:name="N133P0" style:volatile="true">
      <number:number number:decimal-places="2" number:grouping="true" number:min-integer-digits="1"/>
    </number:number-style>
    <number:number-style style:name="N133P1" style:volatile="true">
      <number:text>(</number:text>
      <number:number number:decimal-places="2" number:grouping="true" number:min-integer-digits="1"/>
      <number:text>)</number:text>
    </number:number-style>
    <number:number-style style:name="N133">
      <number:text>-</number:text>
      <number:number number:decimal-places="0" number:min-integer-digits="0"/>
      <style:map style:apply-style-name="N133P0" style:condition="value()&gt;0"/>
      <style:map style:apply-style-name="N133P1" style:condition="value()&lt;0"/>
    </number:number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fo:border="0.035cm solid #000000" style:repeat-content="false" style:text-align-source="value-type"/>
      <style:text-properties fo:font-size="13pt" fo:font-style="normal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035cm solid #000000"/>
    </style:style>
    <style:style style:family="table-cell" style:name="Separador" style:parent-style-name="Tabela">
      <style:table-cell-properties fo:background-color="transparent" fo:border-bottom="none" fo:border-left="0.035cm solid #000000" fo:border-right="0.035cm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4">
      <style:text-properties fo:font-size="12pt" style:font-name="Arial3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2-25">25/02/2015</text:date></text:span><text:span text:style-name="MT2"> - </text:span><text:span text:style-name="MT2"><text:time>14:51:12</text:time></text:span><text:span text:style-name="MT2"> </text:span></text:p>
        </style:region-center>
        <style:region-right>
          <text:p><text:span text:style-name="MT3">Claudinho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Claudinho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25/02/2015</text:date>, <text:time>14:51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4:59:29</meta:creation-date>
    <dc:date>2015-02-25T14:51:12</dc:date>
    <meta:print-date>2014-03-31T11:38:55.658630431</meta:print-date>
    <dc:language>pt-PT</dc:language>
    <meta:editing-cycles>455</meta:editing-cycles>
    <meta:editing-duration>P2DT13H11M34S</meta:editing-duration>
    <dc:creator>Carlos Augusto Marcicano</dc:creator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